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01in"/>
    </style:style>
    <style:style style:name="co2" style:family="table-column">
      <style:table-column-properties fo:break-before="auto" style:column-width="1.00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2in"/>
    </style:style>
    <style:style style:name="co5" style:family="table-column">
      <style:table-column-properties fo:break-before="auto" style:column-width="1.0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ggressiv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Blob</text:p>
          </table:table-cell>
          <table:table-cell office:value-type="string" calcext:value-type="string">
            <text:p>Est. Rad (px)</text:p>
          </table:table-cell>
          <table:table-cell office:value-type="string" calcext:value-type="string">
            <text:p>Frac. Brightness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yc</text:p>
          </table:table-cell>
          <table:table-cell office:value-type="string" calcext:value-type="string">
            <text:p>q_gal</text:p>
          </table:table-cell>
          <table:table-cell office:value-type="string" calcext:value-type="string">
            <text:p>PA_gal (deg)</text:p>
          </table:table-cell>
          <table:table-cell office:value-type="string" calcext:value-type="string">
            <text:p>Surf Bright (raw pix value)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nblobs</text:p>
          </table:table-cell>
          <table:table-cell office:value-type="string" calcext:value-type="string">
            <text:p>xcbw</text:p>
          </table:table-cell>
          <table:table-cell office:value-type="string" calcext:value-type="string">
            <text:p>ycbw</text:p>
          </table:table-cell>
          <table:table-cell office:value-type="string" calcext:value-type="string">
            <text:p>Qxx</text:p>
          </table:table-cell>
          <table:table-cell office:value-type="string" calcext:value-type="string">
            <text:p>Qyy</text:p>
          </table:table-cell>
          <table:table-cell office:value-type="string" calcext:value-type="string">
            <text:p>Qxy</text:p>
          </table:table-cell>
        </table:table-row>
        <table:table-row table:style-name="ro1">
          <table:table-cell office:value-type="string" calcext:value-type="string">
            <text:p>SDSSJ0856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office:value-type="float" office:value="0.39219" calcext:value-type="float">
            <text:p>0.39219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formula="of:=SUM([.E2]*[.D2])/SUM([.D2])" office:value-type="float" office:value="29" calcext:value-type="float">
            <text:p>29</text:p>
          </table:table-cell>
          <table:table-cell table:formula="of:=SUM([.F2]*[.D2])/SUM([.D2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SSJ2228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8" calcext:value-type="float">
            <text:p>0.48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0.9" calcext:value-type="float">
            <text:p>0.9</text:p>
          </table:table-cell>
          <table:table-cell office:value-type="float" office:value="135" calcext:value-type="float">
            <text:p>135</text:p>
          </table:table-cell>
          <table:table-cell office:value-type="float" office:value="0.33508" calcext:value-type="float">
            <text:p>0.33508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F3]*[.D3])/SUM([.D3]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48" calcext:value-type="float">
            <text:p>0.48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0.32023" calcext:value-type="float">
            <text:p>0.3202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.05732" calcext:value-type="float">
            <text:p>0.05732</text:p>
          </table:table-cell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SSJ111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0.4" calcext:value-type="float">
            <text:p>0.4</text:p>
          </table:table-cell>
          <table:table-cell office:value-type="float" office:value="180" calcext:value-type="float">
            <text:p>180</text:p>
          </table:table-cell>
          <table:table-cell office:value-type="float" office:value="0.053001" calcext:value-type="float">
            <text:p>0.0530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0.091" calcext:value-type="float">
            <text:p>0.091</text:p>
          </table:table-cell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0.15" calcext:value-type="float">
            <text:p>0.1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0.258" calcext:value-type="float">
            <text:p>0.25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.336" calcext:value-type="float">
            <text:p>0.33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.44153" calcext:value-type="float">
            <text:p>0.4415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42818" calcext:value-type="float">
            <text:p>0.4281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SSJ020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0.8" calcext:value-type="float">
            <text:p>0.8</text:p>
          </table:table-cell>
          <table:table-cell office:value-type="float" office:value="135" calcext:value-type="float">
            <text:p>135</text:p>
          </table:table-cell>
          <table:table-cell office:value-type="float" office:value="0.40198" calcext:value-type="float">
            <text:p>0.40198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.37392" calcext:value-type="float">
            <text:p>0.3739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0.367" calcext:value-type="float">
            <text:p>0.36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0.842" calcext:value-type="float">
            <text:p>0.84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.5374" calcext:value-type="float">
            <text:p>1.537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0.19" calcext:value-type="float">
            <text:p>0.1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.71669" calcext:value-type="float">
            <text:p>0.7166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0.39155" calcext:value-type="float">
            <text:p>0.39155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25951" calcext:value-type="float">
            <text:p>0.2595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SSJ0742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.8" calcext:value-type="float">
            <text:p>0.8</text:p>
          </table:table-cell>
          <table:table-cell office:value-type="float" office:value="120" calcext:value-type="float">
            <text:p>120</text:p>
          </table:table-cell>
          <table:table-cell office:value-type="float" office:value="0.37527" calcext:value-type="float">
            <text:p>0.375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0.35111" calcext:value-type="float">
            <text:p>0.35111</text:p>
          </table:table-cell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.17507" calcext:value-type="float">
            <text:p>0.17507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.125" calcext:value-type="float">
            <text:p>0.125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SSJ12015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0.7" calcext:value-type="float">
            <text:p>0.7</text:p>
          </table:table-cell>
          <table:table-cell office:value-type="float" office:value="120" calcext:value-type="float">
            <text:p>120</text:p>
          </table:table-cell>
          <table:table-cell office:value-type="float" office:value="0.03989" calcext:value-type="float">
            <text:p>0.03989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0.05811" calcext:value-type="float">
            <text:p>0.05811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02" calcext:value-type="float">
            <text:p>0.0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04903" calcext:value-type="float">
            <text:p>0.0490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0.053" calcext:value-type="float">
            <text:p>0.05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27242" calcext:value-type="float">
            <text:p>0.2724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0.13205" calcext:value-type="float">
            <text:p>0.1320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.13634" calcext:value-type="float">
            <text:p>0.1363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SSJ0029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.8</text:p>
          </table:table-cell>
          <table:table-cell office:value-type="float" office:value="160" calcext:value-type="float">
            <text:p>160</text:p>
          </table:table-cell>
          <table:table-cell office:value-type="float" office:value="0.06169" calcext:value-type="float">
            <text:p>0.06169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0.06681" calcext:value-type="float">
            <text:p>0.06681</text:p>
          </table:table-cell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14897" calcext:value-type="float">
            <text:p>0.1489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21424" calcext:value-type="float">
            <text:p>0.21424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38342" calcext:value-type="float">
            <text:p>0.3834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34799" calcext:value-type="float">
            <text:p>0.34799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11834" calcext:value-type="float">
            <text:p>0.1183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SSJ2342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30" calcext:value-type="float">
            <text:p>30</text:p>
          </table:table-cell>
          <table:table-cell office:value-type="float" office:value="0.06058" calcext:value-type="float">
            <text:p>0.06058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121" calcext:value-type="float">
            <text:p>0.12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04" calcext:value-type="float">
            <text:p>0.0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07277" calcext:value-type="float">
            <text:p>0.07277</text:p>
          </table:table-cell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0.14992" calcext:value-type="float">
            <text:p>0.1499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0.34" calcext:value-type="float">
            <text:p>0.3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0.22008" calcext:value-type="float">
            <text:p>0.2200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0.15249" calcext:value-type="float">
            <text:p>0.15249</text:p>
          </table:table-cell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0.07436" calcext:value-type="float">
            <text:p>0.0743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7669" calcext:value-type="float">
            <text:p>0.0766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SSJ011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08324" calcext:value-type="float">
            <text:p>0.083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9004" calcext:value-type="float">
            <text:p>0.0900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10506" calcext:value-type="float">
            <text:p>0.1050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.07164" calcext:value-type="float">
            <text:p>0.07164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.07639" calcext:value-type="float">
            <text:p>0.0763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.12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.07992" calcext:value-type="float">
            <text:p>0.0799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.06274" calcext:value-type="float">
            <text:p>0.0627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0.04578" calcext:value-type="float">
            <text:p>0.04578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SSJ011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office:value-type="float" office:value="0.01482" calcext:value-type="float">
            <text:p>0.0148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03685" calcext:value-type="float">
            <text:p>0.0368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.04916" calcext:value-type="float">
            <text:p>0.0491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.047" calcext:value-type="float">
            <text:p>0.047</text:p>
          </table:table-cell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.04241" calcext:value-type="float">
            <text:p>0.0424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.04371" calcext:value-type="float">
            <text:p>0.04371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0.01047" calcext:value-type="float">
            <text:p>0.0104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.0137" calcext:value-type="float">
            <text:p>0.013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SSJ0237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45" calcext:value-type="float">
            <text:p>45</text:p>
          </table:table-cell>
          <table:table-cell office:value-type="float" office:value="0.02415" calcext:value-type="float">
            <text:p>0.024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10776" calcext:value-type="float">
            <text:p>0.1077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12561" calcext:value-type="float">
            <text:p>0.1256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03016" calcext:value-type="float">
            <text:p>0.03016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SSJ1110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0.103" calcext:value-type="float">
            <text:p>0.103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.08365" calcext:value-type="float">
            <text:p>0.0836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0.30506" calcext:value-type="float">
            <text:p>0.30506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.11827" calcext:value-type="float">
            <text:p>0.11827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SSJ1226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04046" calcext:value-type="float">
            <text:p>0.0404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.2" calcext:value-type="float">
            <text:p>0.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0.129" calcext:value-type="float">
            <text:p>0.12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0.106" calcext:value-type="float">
            <text:p>0.10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.09794" calcext:value-type="float">
            <text:p>0.09794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.18994" calcext:value-type="float">
            <text:p>0.18994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.11512" calcext:value-type="float">
            <text:p>0.11512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SSJ1110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.7</text:p>
          </table:table-cell>
          <table:table-cell office:value-type="float" office:value="45" calcext:value-type="float">
            <text:p>45</text:p>
          </table:table-cell>
          <table:table-cell office:value-type="float" office:value="0.06596" calcext:value-type="float">
            <text:p>0.06596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0.197" calcext:value-type="float">
            <text:p>0.197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SSJ091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24052" calcext:value-type="float">
            <text:p>0.2405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.27868" calcext:value-type="float">
            <text:p>0.2786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.54057" calcext:value-type="float">
            <text:p>0.54057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.46739" calcext:value-type="float">
            <text:p>0.46739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.31371" calcext:value-type="float">
            <text:p>0.3137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0.15959" calcext:value-type="float">
            <text:p>0.15959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2375" calcext:value-type="float">
            <text:p>0.2375</text:p>
          </table:table-cell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SSJ0755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0.9" calcext:value-type="float">
            <text:p>0.9</text:p>
          </table:table-cell>
          <table:table-cell office:value-type="float" office:value="135" calcext:value-type="float">
            <text:p>135</text:p>
          </table:table-cell>
          <table:table-cell office:value-type="float" office:value="0.42247" calcext:value-type="float">
            <text:p>0.42247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0.43102" calcext:value-type="float">
            <text:p>0.4310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37693" calcext:value-type="float">
            <text:p>0.37693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.18974" calcext:value-type="float">
            <text:p>0.18974</text:p>
          </table:table-cell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.16901" calcext:value-type="float">
            <text:p>0.1690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SSJ1141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093" calcext:value-type="float">
            <text:p>0.5909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0.46765" calcext:value-type="float">
            <text:p>0.4676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101" calcext:value-type="float">
            <text:p>0.101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3:50:32.328660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0:06:07.019380960</meta:creation-date>
    <dc:date>2016-10-17T16:17:59.682439210</dc:date>
    <meta:editing-duration>PT9H22M8S</meta:editing-duration>
    <meta:editing-cycles>26</meta:editing-cycles>
    <meta:generator>LibreOffice/4.2.8.2$Linux_X86_64 LibreOffice_project/420m0$Build-2</meta:generator>
    <meta:document-statistic meta:table-count="1" meta:cell-count="752" meta:object-count="0"/>
  </office:meta>
</office:document-meta>
</file>